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# 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5hnedn7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4g57kn6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4g57knr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3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7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72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72"/>
        <table:database-range table:target-range-address="Tabelle1.C184:Tabelle1.C18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6.03.2017</text:date>, <text:time>22:2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22:21:40.07</dc:date>
    <meta:generator>OpenOffice/4.1.3$Win32 OpenOffice.org_project/413m1$Build-9783</meta:generator>
    <meta:editing-duration>P1DT4H34M40S</meta:editing-duration>
    <meta:editing-cycles>63</meta:editing-cycles>
    <meta:document-statistic meta:table-count="1" meta:cell-count="191" meta:object-count="0"/>
  </office:meta>
</office:document-meta>
</file>